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28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52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3_13-14-25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9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3_16-48-35_000.jpg</text:p>
          </table:table-cell>
          <table:table-cell table:style-name="ce19" office:value-type="string">
            <text:p>:m 東和 PHOTO / 191122f / 代官山駅 / 渋谷区猿楽町計画ⅡB / １名 / 旭日電気工業（三井住友建設） / 日誌</text:p>
          </table:table-cell>
          <table:table-cell table:style-name="ce3"/>
          <table:table-cell table:style-name="ce3"/>
          <table:table-cell table:style-name="ce3" office:value-type="string">
            <text:p>N-35-35-28.31 E-139-34-49.65</text:p>
          </table:table-cell>
          <table:table-cell table:style-name="ce29" table:formula="of:=IF([.E3]=&quot;&quot;;[.C3];CONCATENATE([.C3];&quot; / &quot;;[.E3]))" office:value-type="string" office:string-value=":m 東和 PHOTO / 191122f / 代官山駅 / 渋谷区猿楽町計画ⅡB / １名 / 旭日電気工業（三井住友建設） / 日誌">
            <text:p>:m 東和 PHOTO / 191122f / 代官山駅 / 渋谷区猿楽町計画ⅡB / １名 / 旭日電気工業（三井住友建設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1-23_18-50-12_000.jpg</text:p>
          </table:table-cell>
          <table:table-cell table:style-name="ce19" office:value-type="string">
            <text:p>:m music / log / gt / || s.1:et-9a,rev,em=s1;p1 || s.2:f-89.n,tune=DADGAD,R=1 || s.3:et-6,theme=flamenco,tune=KAKI-1,R=2 || s.4:et-6,theme=flamenco,tune=KAKI-1,t.120,R=3 || s.5:f-90.n,R=4</text:p>
          </table:table-cell>
          <table:table-cell table:style-name="ce22"/>
          <table:table-cell table:style-name="ce3"/>
          <table:table-cell table:style-name="ce3" office:value-type="string">
            <text:p>N-35-35-28.15 E-139-34-49.6</text:p>
          </table:table-cell>
          <table:table-cell table:style-name="ce29" table:formula="of:=IF([.E4]=&quot;&quot;;[.C4];CONCATENATE([.C4];&quot; / &quot;;[.E4]))" office:value-type="string" office:string-value=":m music / log / gt / || s.1:et-9a,rev,em=s1;p1 || s.2:f-89.n,tune=DADGAD,R=1 || s.3:et-6,theme=flamenco,tune=KAKI-1,R=2 || s.4:et-6,theme=flamenco,tune=KAKI-1,t.120,R=3 || s.5:f-90.n,R=4">
            <text:p>:m music / log / gt / || s.1:et-9a,rev,em=s1;p1 || s.2:f-89.n,tune=DADGAD,R=1 || s.3:et-6,theme=flamenco,tune=KAKI-1,R=2 || s.4:et-6,theme=flamenco,tune=KAKI-1,t.120,R=3 || s.5:f-90.n,R=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3_20-40-50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4 E-139-34-49.54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24_05-46-06_000.jpg</text:p>
          </table:table-cell>
          <table:table-cell table:style-name="ce14" office:value-type="string">
            <text:p>:m :PHOTO 起きた時刻 / 2019</text:p>
          </table:table-cell>
          <table:table-cell table:style-name="ce21"/>
          <table:table-cell table:style-name="ce3"/>
          <table:table-cell table:style-name="ce3" office:value-type="string">
            <text:p>N-35-35-28.7 E-139-34-49.43</text:p>
          </table:table-cell>
          <table:table-cell table:style-name="ce29" table:formula="of:=IF([.E6]=&quot;&quot;;[.C6];CONCATENATE([.C6];&quot; / &quot;;[.E6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4_06-44-46_000.jpg</text:p>
          </table:table-cell>
          <table:table-cell table:style-name="ce19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28.13 E-139-34-49.54</text:p>
          </table:table-cell>
          <table:table-cell table:style-name="ce29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4_06-45-23_000.jpg</text:p>
          </table:table-cell>
          <table:table-cell table:style-name="ce19" office:value-type="string">
            <text:p>JVEMV6 58#2 / 58. co2 capture / <text:span text:style-name="T1">捕获技术</text:span></text:p>
          </table:table-cell>
          <table:table-cell table:style-name="ce21"/>
          <table:table-cell table:style-name="ce3"/>
          <table:table-cell table:style-name="ce3" office:value-type="string">
            <text:p>N-35-35-28.53 E-139-34-49.71</text:p>
          </table:table-cell>
          <table:table-cell table:style-name="ce29" table:formula="of:=IF([.E8]=&quot;&quot;;[.C8];CONCATENATE([.C8];&quot; / &quot;;[.E8]))" office:value-type="string" office:string-value="JVEMV6 58#2 / 58. co2 capture / 捕获技术">
            <text:p>JVEMV6 58#2 / 58. co2 capture / 捕获技术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table:formula="of:=[.A8]+1" office:value-type="float" office:value="8">
            <text:p>8</text:p>
          </table:table-cell>
          <table:table-cell table:style-name="ce3" office:value-type="string">
            <text:p>2019-09-29_05-52-47_000.m4a</text:p>
          </table:table-cell>
          <table:table-cell table:style-name="ce19" office:value-type="string">
            <text:p>:VOICE-MEMO / @自宅 / やること / 鳥の調べもの、声のリスト</text:p>
          </table:table-cell>
          <table:table-cell table:style-name="ce22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やること / 鳥の調べもの、声のリスト">
            <text:p>:VOICE-MEMO / @自宅 / やること / 鳥の調べもの、声のリスト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29_05-56-49_000.m4a</text:p>
          </table:table-cell>
          <table:table-cell table:style-name="ce14" office:value-type="string">
            <text:p>:VOICE-MEMO / @自宅 / diary / 初めて / 東和の仕事から帰ってきて、筋トレをやった</text:p>
          </table:table-cell>
          <table:table-cell table:style-name="ce21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diary / 初めて / 東和の仕事から帰ってきて、筋トレをやった">
            <text:p>:VOICE-MEMO / @自宅 / diary / 初めて / 東和の仕事から帰ってきて、筋トレをやっ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29_18-53-58_000.m4a</text:p>
          </table:table-cell>
          <table:table-cell table:style-name="ce14" office:value-type="string">
            <text:p>:VOICE-MEMO / @自宅 / thoughts,考え / 浜矩子氏の本、なにかの真理ではなく、その人の考え方が書いてある</text:p>
          </table:table-cell>
          <table:table-cell table:style-name="ce12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thoughts,考え / 浜矩子氏の本、なにかの真理ではなく、その人の考え方が書いてある">
            <text:p>:VOICE-MEMO / @自宅 / thoughts,考え / 浜矩子氏の本、なにかの真理ではなく、その人の考え方が書いてある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29_19-44-47_000.m4a</text:p>
          </table:table-cell>
          <table:table-cell table:style-name="ce14" office:value-type="string">
            <text:p>:VOICE-MEMO / @自宅 / diary / 初めて / 筋トレ、時間に従って、各メニューを行う</text:p>
          </table:table-cell>
          <table:table-cell table:style-name="ce21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diary / 初めて / 筋トレ、時間に従って、各メニューを行う">
            <text:p>:VOICE-MEMO / @自宅 / diary / 初めて / 筋トレ、時間に従って、各メニューを行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29_21-56-45_000.m4a</text:p>
          </table:table-cell>
          <table:table-cell table:style-name="ce14" office:value-type="string">
            <text:p>:VOICE-MEMO / @自宅 / diary / econのresを始めた、openofficeのファイルに書いていく、というやり方</text:p>
          </table:table-cell>
          <table:table-cell table:style-name="ce12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diary / econのresを始めた、openofficeのファイルに書いていく、というやり方">
            <text:p>:VOICE-MEMO / @自宅 / diary / econのresを始めた、openofficeのファイルに書いていく、というやり方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29_23-21-34_000.m4a</text:p>
          </table:table-cell>
          <table:table-cell table:style-name="ce14" office:value-type="string">
            <text:p>:VOICE-MEMO / @自宅 / diary / 初めて / 音楽演奏、キーボードとギター、両方行った</text:p>
          </table:table-cell>
          <table:table-cell table:style-name="ce21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diary / 初めて / 音楽演奏、キーボードとギター、両方行った">
            <text:p>:VOICE-MEMO / @自宅 / diary / 初めて / 音楽演奏、キーボードとギター、両方行っ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1-23_16-56-29_000.m4a</text:p>
          </table:table-cell>
          <table:table-cell table:style-name="ce14" office:value-type="string">
            <text:p>:VOICE-MEMO / @自宅 / diary / 記録 / がっせき座り、前倒し、仙骨が緩まっていく</text:p>
          </table:table-cell>
          <table:table-cell table:style-name="ce12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diary / 記録 / がっせき座り、前倒し、仙骨が緩まっていく">
            <text:p>:VOICE-MEMO / @自宅 / diary / 記録 / がっせき座り、前倒し、仙骨が緩まっていく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1-23_17-24-32_000.mov</text:p>
          </table:table-cell>
          <table:table-cell table:style-name="ce6" office:value-type="string">
            <text:p>:VIDEO / @自宅 / メモ / guitar,gt / 演奏、play / g-1123-1 / f-89.n tune=DADGAD,R=1</text:p>
          </table:table-cell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IDEO / @自宅 / メモ / guitar,gt / 演奏、play / g-1123-1 / f-89.n tune=DADGAD,R=1">
            <text:p>:VIDEO / @自宅 / メモ / guitar,gt / 演奏、play / g-1123-1 / f-89.n tune=DADGAD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1-23_17-47-37_000.mov</text:p>
          </table:table-cell>
          <table:table-cell table:style-name="ce6" office:value-type="string">
            <text:p>:VIDEO / @自宅 / メモ / guitar,gt / 演奏、play / g-1123-2 / et-6 theme=flamenco,tune=KAKI-1,R=2</text:p>
          </table:table-cell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IDEO / @自宅 / メモ / guitar,gt / 演奏、play / g-1123-2 / et-6 theme=flamenco,tune=KAKI-1,R=2">
            <text:p>:VIDEO / @自宅 / メモ / guitar,gt / 演奏、play / g-1123-2 / et-6 theme=flamenco,tune=KAKI-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1-23_18-23-07_000.mov</text:p>
          </table:table-cell>
          <table:table-cell table:style-name="ce6" office:value-type="string">
            <text:p>:VIDEO / @自宅 / メモ / guitar,gt / 演奏、play / g-1123-3 / et-6 theme=flamenco,tune=KAKI-1,t.120,R=3</text:p>
          </table:table-cell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IDEO / @自宅 / メモ / guitar,gt / 演奏、play / g-1123-3 / et-6 theme=flamenco,tune=KAKI-1,t.120,R=3">
            <text:p>:VIDEO / @自宅 / メモ / guitar,gt / 演奏、play / g-1123-3 / et-6 theme=flamenco,tune=KAKI-1,t.120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1-23_18-31-58_000.mov</text:p>
          </table:table-cell>
          <table:table-cell table:style-name="ce6" office:value-type="string">
            <text:p>:VIDEO / @自宅 / メモ / guitar,gt / 演奏、play / g-1123-4 / f-90.n R=4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IDEO / @自宅 / メモ / guitar,gt / 演奏、play / g-1123-4 / f-90.n R=4">
            <text:p>:VIDEO / @自宅 / メモ / guitar,gt / 演奏、play / g-1123-4 / f-90.n R=4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3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44">
            <text:p>4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5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19];[.B1924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19];[.B19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16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2019/11/24</text:date>, <text:time>09:5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4T09:50:23.13</dc:date>
    <dc:creator>iwabuchi ken</dc:creator>
    <meta:editing-duration>P13DT14H55M7S</meta:editing-duration>
    <meta:editing-cycles>5504</meta:editing-cycles>
    <meta:document-statistic meta:table-count="1" meta:cell-count="741" meta:object-count="0"/>
  </office:meta>
</office:document-meta>
</file>